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4000001B1158B8A6C7B71D9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27cm, 0cm, 1.135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778899" loext:opacity="100%"/>
    </style:style>
    <style:style style:name="P2" style:family="paragraph">
      <loext:graphic-properties draw:fill="none"/>
      <style:paragraph-properties style:writing-mode="lr-tb"/>
      <style:text-properties fo:color="#778899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778899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778899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778899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8</text:span></text:p>
          </draw:text-box>
        </draw:frame>
        <draw:frame draw:style-name="gr2" draw:text-style-name="P3" draw:layer="layout" svg:width="15.42cm" svg:height="1.581cm" draw:transform="rotate (1.5707963267949) translate (3.175cm 16.69cm)">
          <draw:text-box>
            <text:p text:style-name="P1"><text:span text:style-name="T2">Managing State</text:span></text:p>
          </draw:text-box>
        </draw:frame>
        <draw:frame draw:style-name="gr3" draw:text-style-name="P4" draw:layer="layout" svg:width="21.844cm" svg:height="17.526cm" svg:x="6.147cm" svg:y="0cm">
          <draw:image xlink:href="Pictures/1000000000000294000001B1158B8A6C7B71D9A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2:14:46.312517848</dc:date>
    <meta:editing-duration>PT7H23M16S</meta:editing-duration>
    <meta:editing-cycles>221</meta:editing-cycles>
    <meta:generator>LibreOffice/7.2.5.2$Linux_X86_64 LibreOffice_project/20$Build-2</meta:generator>
    <meta:document-statistic meta:object-count="26"/>
  </office:meta>
</office:document-meta>
</file>